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cm" style:page-number="auto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9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b912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b912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2b912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fo:color="#000000" style:font-name="Arial3" fo:font-size="10pt" officeooo:paragraph-rsid="0039c759" style:font-size-asian="10pt" style:font-size-complex="10pt"/>
    </style:style>
    <style:style style:name="P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3daa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3daab4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3daab4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8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fo:color="#000000" style:font-name="Arial3" fo:font-size="10pt" officeooo:paragraph-rsid="00203d82" style:font-size-asian="10pt" style:font-size-complex="10pt"/>
    </style:style>
    <style:style style:name="P9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fo:color="#000000" style:font-name="Arial3" fo:font-size="10pt" officeooo:paragraph-rsid="0038b210" style:font-size-asian="10pt" style:font-size-complex="10pt"/>
    </style:style>
    <style:style style:name="P10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font-name="Arial3" fo:font-size="10pt" officeooo:paragraph-rsid="0039c759" style:font-size-asian="10pt" style:font-size-complex="10pt"/>
    </style:style>
    <style:style style:name="P11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3" fo:font-size="10pt" officeooo:paragraph-rsid="0039c759" style:font-size-asian="10pt" style:font-name-complex="Arial4" style:font-size-complex="10pt"/>
    </style:style>
    <style:style style:name="P12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3daa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3daab4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officeooo:rsid="00526d00" officeooo:paragraph-rsid="003daab4" style:letter-kerning="true" fo:background-color="transparent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 style:parent-style-name="Normal_20__28_Web_29_">
      <style:paragraph-properties fo:margin-left="0cm" fo:margin-right="0.762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42be8a" fo:hyphenate="true" fo:hyphenation-remain-char-count="2" fo:hyphenation-push-char-count="2" loext:hyphenation-no-caps="false"/>
    </style:style>
    <style:style style:name="P16" style:family="paragraph" style:parent-style-name="Text_20_body_20__28_user_29_" style:list-style-name="L1">
      <style:paragraph-properties fo:margin-top="0cm" fo:margin-bottom="0.21cm" loext:contextual-spacing="false" fo:line-height="100%" fo:text-align="justify" style:justify-single-word="false"/>
      <style:text-properties fo:color="#000000" style:font-name="Arial3" fo:font-size="10pt" fo:font-style="italic" officeooo:paragraph-rsid="00203d82" style:font-size-asian="10pt" style:font-style-asian="italic" style:font-size-complex="10pt" style:font-style-complex="italic"/>
    </style:style>
    <style:style style:name="P17" style:family="paragraph" style:parent-style-name="Text_20_body_20__28_user_29_" style:list-style-name="L1">
      <style:paragraph-properties fo:margin-top="0cm" fo:margin-bottom="0.21cm" loext:contextual-spacing="false" fo:line-height="100%" fo:text-align="justify" style:justify-single-word="false"/>
      <style:text-properties fo:color="#000000" style:font-name="Arial3" fo:font-size="10pt" fo:font-style="italic" officeooo:paragraph-rsid="0030762b" style:font-size-asian="10pt" style:font-style-asian="italic" style:font-size-complex="10pt" style:font-style-complex="italic"/>
    </style:style>
    <style:style style:name="P18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officeooo:paragraph-rsid="0047bcbf"/>
    </style:style>
    <style:style style:name="P1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000000" style:font-name="Arial3" fo:font-size="10pt" style:font-size-asian="10pt" style:font-size-complex="10pt"/>
    </style:style>
    <style:style style:name="T3" style:family="text">
      <style:text-properties fo:color="#000000" style:font-name="Arial3" fo:font-size="10pt" fo:background-color="transparent" loext:char-shading-value="0" style:font-size-asian="10pt" style:font-size-complex="10pt"/>
    </style:style>
    <style:style style:name="T4" style:family="text">
      <style:text-properties fo:color="#000000" style:font-name="Arial3" fo:font-size="10pt" officeooo:rsid="00342909" fo:background-color="transparent" loext:char-shading-value="0" style:font-size-asian="10pt" style:font-size-complex="10pt"/>
    </style:style>
    <style:style style:name="T5" style:family="text">
      <style:text-properties fo:color="#000000" style:font-name="Arial3" fo:font-size="10pt" officeooo:rsid="003bf3da" fo:background-color="transparent" loext:char-shading-value="0" style:font-size-asian="10pt" style:font-size-complex="10pt"/>
    </style:style>
    <style:style style:name="T6" style:family="text">
      <style:text-properties fo:color="#000000" style:font-name="Arial3" fo:font-size="10pt" officeooo:rsid="002abfcd" fo:background-color="transparent" loext:char-shading-value="0" style:font-size-asian="10pt" style:font-size-complex="10pt"/>
    </style:style>
    <style:style style:name="T7" style:family="text">
      <style:text-properties fo:color="#000000" style:font-name="Arial3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000000" style:font-name="Arial3" fo:font-size="10pt" fo:font-style="italic" officeooo:rsid="00342909" style:font-size-asian="10pt" style:font-style-asian="italic" style:font-size-complex="10pt" style:font-style-complex="italic"/>
    </style:style>
    <style:style style:name="T9" style:family="text">
      <style:text-properties fo:color="#000000" style:font-name="Arial3" fo:font-size="10pt" officeooo:rsid="003e31ee" style:letter-kerning="true" fo:background-color="transparent" loext:char-shading-value="0" style:font-name-asian="SimSun" style:font-size-asian="10pt" style:language-asian="zh" style:country-asian="CN" style:font-name-complex="Lucida Sans1" style:font-size-complex="10pt" style:language-complex="hi" style:country-complex="IN"/>
    </style:style>
    <style:style style:name="T10" style:family="text">
      <style:text-properties fo:color="#000000" style:font-name="Arial3" fo:font-size="10pt" fo:language="es" fo:country="ES" fo:font-style="normal" officeooo:rsid="00274550" fo:background-color="transparent" loext:char-shading-value="0" style:font-size-asian="10pt" style:font-style-asian="normal" style:font-name-complex="Arial3" style:font-size-complex="10pt" style:font-style-complex="normal"/>
    </style:style>
    <style:style style:name="T11" style:family="text">
      <style:text-properties fo:color="#000000" style:font-name="Arial3" fo:font-size="10pt" fo:language="es" fo:country="ES" fo:font-style="normal" officeooo:rsid="0042be8a" fo:background-color="transparent" loext:char-shading-value="0" style:font-size-asian="10pt" style:font-style-asian="normal" style:font-name-complex="Arial3" style:font-size-complex="10pt" style:font-style-complex="normal"/>
    </style:style>
    <style:style style:name="T12" style:family="text">
      <style:text-properties fo:color="#000000" style:font-name="Arial3" fo:font-size="10pt" fo:language="es" fo:country="ES" fo:font-style="normal" officeooo:rsid="0042be8a" style:letter-kerning="true" fo:background-color="transparent" loext:char-shading-value="0" style:font-name-asian="SimSun" style:font-size-asian="10pt" style:language-asian="zh" style:country-asian="CN" style:font-style-asian="normal" style:font-name-complex="Arial3" style:font-size-complex="10pt" style:language-complex="hi" style:country-complex="IN" style:font-style-complex="normal"/>
    </style:style>
    <style:style style:name="T13" style:family="text">
      <style:text-properties fo:color="#000000" style:font-name="Arial3" fo:font-size="10pt" fo:font-style="normal" fo:background-color="transparent" loext:char-shading-value="0" style:font-size-asian="10pt" style:font-style-asian="normal" style:font-name-complex="Arial3" style:font-size-complex="10pt" style:font-style-complex="normal"/>
    </style:style>
    <style:style style:name="T14" style:family="text">
      <style:text-properties fo:color="#000000" style:font-name="Arial3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15" style:family="text">
      <style:text-properties fo:color="#000000" style:font-name="Arial2" fo:font-size="10pt" fo:font-style="normal" officeooo:rsid="0044157f" style:letter-kerning="true" fo:background-color="transparent" loext:char-shading-value="0" style:font-name-asian="SimSun" style:font-size-asian="10pt" style:language-asian="zh" style:country-asian="CN" style:font-style-asian="normal" style:font-name-complex="Arial4" style:font-size-complex="10pt" style:language-complex="hi" style:country-complex="IN" style:font-style-complex="normal"/>
    </style:style>
    <style:style style:name="T16" style:family="text">
      <style:text-properties fo:color="#000000" style:text-outline="false" style:text-line-through-style="none" style:text-line-through-type="none" style:font-name="Arial2" fo:font-size="10pt" fo:letter-spacing="-0.004cm" fo:font-style="normal" fo:text-shadow="none" style:text-underline-style="none" fo:font-weight="normal" officeooo:rsid="0044157f" style:letter-kerning="true" style:text-blinking="false" fo:background-color="transparent" loext:char-shading-value="0" style:font-name-asian="Arial4" style:font-size-asian="10pt" style:language-asian="ar" style:country-asian="SA" style:font-style-asian="normal" style:font-weight-asian="normal" style:font-name-complex="Arial4" style:font-size-complex="10pt" style:language-complex="hi" style:country-complex="IN" style:font-style-complex="normal" style:font-weight-complex="normal"/>
    </style:style>
    <style:style style:name="T17" style:family="text">
      <style:text-properties fo:color="#000000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24a0da" style:letter-kerning="true" style:text-blinking="false" fo:background-color="transparent" loext:char-shading-value="0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1" fo:font-size="10pt" fo:letter-spacing="-0.004cm" fo:language="es" fo:country="ES" fo:font-style="normal" fo:text-shadow="none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3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5120e" fo:background-color="transparent" loext:char-shading-value="0"/>
    </style:style>
    <style:style style:name="T21" style:family="text">
      <style:text-properties officeooo:rsid="00273cb0" fo:background-color="transparent" loext:char-shading-value="0"/>
    </style:style>
    <style:style style:name="T22" style:family="text">
      <style:text-properties officeooo:rsid="00270f98" fo:background-color="transparent" loext:char-shading-value="0"/>
    </style:style>
    <style:style style:name="T23" style:family="text">
      <style:text-properties style:use-window-font-color="true" fo:font-weight="normal" officeooo:rsid="0038b210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59b66" style:font-style-asian="italic" style:font-style-complex="italic"/>
    </style:style>
    <style:style style:name="T26" style:family="text">
      <style:text-properties fo:color="#2a6099" fo:font-weight="bold" officeooo:rsid="0038b210" style:font-weight-asian="bold" style:font-weight-complex="bold"/>
    </style:style>
    <style:style style:name="T27" style:family="text">
      <style:text-properties fo:color="#2a6099" style:font-name="Arial3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2a6099" style:font-name="Arial3" fo:font-size="10pt" fo:font-weight="bold" officeooo:rsid="0032146e" style:font-size-asian="10pt" style:font-weight-asian="bold" style:font-size-complex="10pt" style:font-weight-complex="bold"/>
    </style:style>
    <style:style style:name="T29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30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31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32" style:family="text">
      <style:text-properties fo:font-weight="bold" officeooo:rsid="00149f96" style:font-weight-asian="bold" style:font-weight-complex="bold"/>
    </style:style>
    <style:style style:name="T33" style:family="text">
      <style:text-properties officeooo:rsid="00307a56"/>
    </style:style>
    <style:style style:name="T34" style:family="text">
      <style:text-properties fo:text-transform="lowercase" officeooo:rsid="00307a56"/>
    </style:style>
    <style:style style:name="T35" style:family="text">
      <style:text-properties fo:color="#000000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Fecha: $$DIA_SISTEMA$$ de $$MES_SISTEMA$$ de $$EJERCICIO_SISTEMA$$</text:p>
            <text:p text:style-name="P5">Número de expediente: $$V_NUMEXP$$</text:p>
            <text:p text:style-name="P6">Nombre del expediente: $$V_TITULOEXP$$</text:p>
            <text:p text:style-name="P7">Asunto: <text:span text:style-name="T33">Requerimiento </text:span><text:span text:style-name="T34">AL LICITADOR INCURSO EN PRESUNCIÓN DE ANORMALIDAD O BAJA TEMERARIA</text:span></text:p>
          </table:table-cell>
          <table:table-cell table:style-name="Tabla1.B1" office:value-type="string">
            <text:p text:style-name="P13">Destinatario/a: $$DEST_NOT$$</text:p>
            <text:p text:style-name="P13"/>
            <text:p text:style-name="P14">Dirección: $$DIR_DEST_NOT$$</text:p>
          </table:table-cell>
        </table:table-row>
      </table:table>
      <text:p text:style-name="P12"/>
      <text:p text:style-name="P9"><text:span text:style-name="T26">[en caso de que no exista mesa de contratación]</text:span><text:span text:style-name="T23">El órgano de contratación</text:span><text:span text:style-name="T26"> [en caso de que exista mesa de contratación]</text:span>La mesa de contrataci<text:span text:style-name="T19">ón en sesión celebrada en </text:span><text:span text:style-name="T20">$$FECHA_ACTA_BAJADA$$</text:span><text:span text:style-name="T19"> ha estimado que la oferta presentada por la empresa </text:span><text:span text:style-name="T20">$$EMPRESA_BAJADA$$</text:span><text:span text:style-name="T19"> en fecha </text:span><text:span text:style-name="T21">$$F_P_PROP_BAJ$$</text:span><text:span text:style-name="T19"> se encuentra incursa en presunción de anormalidad o temeridad de acuerdo con los parámetros indicados en la cláusula </text:span><text:span text:style-name="T22">$$N_CLAU_BAJ$$</text:span><text:span text:style-name="T19"> del </text:span><text:span text:style-name="T21">$$PCAP_O_PPT$$</text:span><text:span text:style-name="T19"> </text:span></text:p>
      <text:p text:style-name="P18"><text:span text:style-name="T3">Por ello, y de conformidad con lo previsto en el art</text:span><text:span text:style-name="T4">ículo</text:span><text:span text:style-name="T3"> 149 Ley 9/2017, de 8 de noviembre, de Contratos del Sector Público, por la que se transponen al ordenamiento jurídico español las Directivas del Parlamento Europeo y del Consejo 2014/23/UE y 2014/24/UE, de 26 de febrero de 2014, así como en el art</text:span><text:span text:style-name="T4">ículo</text:span><text:span text:style-name="T3"> 85 Reglamento general de la Ley de Contratos de las Administraciones Públicas </text:span><text:span text:style-name="T5">aprobado por el </text:span><text:span text:style-name="T3">Real Decreto 1098/2001, de 12 de octubre, se otorga a su empresa un p</text:span><text:span text:style-name="T2">lazo </text:span><text:span text:style-name="T9">de</text:span><text:span text:style-name="T3"> </text:span><text:span text:style-name="T5">$$PLAZO_OFERTA_BAJA$$</text:span><text:span text:style-name="T3"> días</text:span><text:span text:style-name="Fuente_20_de_20_párrafo_20_predeter."><text:span text:style-name="T14"> </text:span></text:span><text:span text:style-name="Fuente_20_de_20_párrafo_20_predeter."><text:span text:style-name="T17"><text:script script:language="JOOScript">[#if HABIL_NATUR_label??][#assign HABIL_NATUR=HABIL_NATUR_label][/#if]</text:script></text:span></text:span><text:span text:style-name="Fuente_20_de_20_párrafo_20_predeter."><text:span text:style-name="T18"><text:text-input text:description="JOOScript">${(HABIL_NATUR)!}</text:text-input></text:span></text:span><text:span text:style-name="Fuente_20_de_20_párrafo_20_predeter."><text:span text:style-name="T18"><text:s/></text:span></text:span><text:span text:style-name="T3">desde el </text:span><text:span text:style-name="T6">envío</text:span><text:span text:style-name="T3"> de la comunicación</text:span><text:span text:style-name="T2"> </text:span><text:span text:style-name="T7">“para que justifique y desglose razonada y detalla</text:span><text:span text:style-name="T8">da</text:span><text:span text:style-name="T7">mente el bajo nivel de los precios o de costes, o cualquier otro parámetro en base al cual se haya definido la anormalidad de la oferta, mediante la presentación de aquella información y documentos que resulten pertinentes a estos efectos”</text:span><text:span text:style-name="T2">. </text:span><text:span text:style-name="T28">[</text:span><text:span text:style-name="T27">la petición de información debe formularse con claridad para que los licitadores estén en condiciones de justificar plena y oportunamente la baja</text:span><text:span text:style-name="T28">]</text:span><text:span text:style-name="T2">. </text:span></text:p>
      <text:p text:style-name="P8">La justificación se realizará mediante la presentación de aquella información y documentos que resulten pertinentes a los efectos indicados, precisando <text:span text:style-name="T24">“</text:span><text:span text:style-name="T25">aquellas </text:span><text:span text:style-name="T24">condiciones de la oferta </text:span><text:span text:style-name="T25">que </text:span><text:span text:style-name="T24">sean susceptibles de determinar el bajo nivel del precio o costes de los mismos y, en particular, en lo que se refiere a los siguientes valores: </text:span></text:p>
      <text:list xml:id="list1366232583" text:style-name="L1">
        <text:list-item>
          <text:p text:style-name="P16">El ahorro que permita el procedimiento de fabricación, los servicios prestados o el método de construcción.</text:p>
        </text:list-item>
        <text:list-item>
          <text:p text:style-name="P16">Las soluciones técnicas adoptadas y las condiciones excepcionalmente favorables de que disponga para suministrar los productos, prestar los servicios o ejecutar las obras,</text:p>
        </text:list-item>
        <text:list-item>
          <text:p text:style-name="P16">La innovación y originalidad de las soluciones propuestas, para suministrar los productos, prestar los servicios o ejecutar las obras.</text:p>
        </text:list-item>
        <text:list-item>
          <text:p text:style-name="P17">El respeto de obligaciones que resulten aplicables en materia medioambiental, social o laboral, y de subcontratación, no siendo justificables precios por debajo de mercado o que incumplan lo establecido en el artículo 201 de la Ley 9/2017<text:span text:style-name="T19">, de 8 de noviembre</text:span>.</text:p>
        </text:list-item>
        <text:list-item>
          <text:p text:style-name="P16">O la posible obtención de una ayuda de Estado.”</text:p>
        </text:list-item>
      </text:list>
      <text:p text:style-name="P15"><text:span text:style-name="T12">Asimismo, se le informa de que en caso de que no aporte la documentación</text:span><text:span text:style-name="T10"> en tiempo y forma, </text:span><text:span text:style-name="T11">se entenderá por retirada la oferta</text:span><text:span text:style-name="T10"> </text:span><text:span text:style-name="T12">procediendo</text:span><text:span text:style-name="T10"> a continuar la tramitación </text:span><text:span text:style-name="T11">del expediente </text:span><text:span text:style-name="T10">con respecto al siguiente clasificado</text:span><text:span text:style-name="T13">.</text:span></text:p>
      <text:p text:style-name="P4"/>
      <text:p text:style-name="P11"><text:span text:style-name="Fuente_20_de_20_párrafo_20_predeter."><text:span text:style-name="T31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30"><text:text-input text:description="JOOScript">${(FIRMANTES_FDO_AUXILIAR)!}</text:text-input></text:span></text:span><text:span text:style-name="T32"><text:s/></text:span><text:span text:style-name="Fuente_20_de_20_párrafo_20_predeter."><text:span text:style-name="T29"><text:text-input text:description="JOOScript">${(FIRMANTES_AUXILIAR)!}</text:text-input></text:span></text:span><text:span text:style-name="Fuente_20_de_20_párrafo_20_predeter."><text:span text:style-name="T29"><text:s/></text:span></text:span></text:p>
      <text:p text:style-name="P10"><text:span text:style-name="Fuente_20_de_20_párrafo_20_predeter."><text:span text:style-name="T29"><text:text-input text:description="JOOScript">${(FIRMANTE_DELEGACION_AUXILIAR)!}</text:text-input></text:span></text:span><text:span text:style-name="Fuente_20_de_20_párrafo_20_predeter."><text:span text:style-name="T29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b912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2b912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2b912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text:span text:style-name="MT1">$$TRATAMIENTO_AYTO$$</text:span> <text:span text:style-name="MT1">$$NOMBRE_AYTO$$</text:span>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2">$$ID_PROCED$$</text:span></text:p></draw:text-box></draw:frame>$$NIF_AYTO$$</text:p>
        <text:p text:style-name="MP3">$$DIRECCION_AYTO$$</text:p>
        <text:p text:style-name="MP3">$$TELEFONO_AYTO$$</text:p>
        <text:p text:style-name="MP3">$$WEB_AYTO$$</text:p>
        <text:p text:style-name="MP3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2</meta:editing-cycles>
    <meta:creation-date>2019-09-09T19:18:33.024000000</meta:creation-date>
    <meta:editing-duration>PT12H26M44S</meta:editing-duration>
    <meta:generator>LibreOffice/6.4.3.2$Windows_X86_64 LibreOffice_project/747b5d0ebf89f41c860ec2a39efd7cb15b54f2d8</meta:generator>
    <dc:date>2021-04-29T17:16:37.932000000</dc:date>
    <meta:document-statistic meta:table-count="1" meta:image-count="0" meta:object-count="0" meta:page-count="1" meta:paragraph-count="23" meta:word-count="473" meta:character-count="3211" meta:non-whitespace-character-count="2768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